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0929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1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bdd7ee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">
      <style:table-cell-properties style:rotation-align="none"/>
    </style:style>
    <style:style style:name="ce4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order-bottom="0.74pt solid #000000" fo:background-color="#00b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0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000000" fo:background-color="#00b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9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2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0 casos confirmado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table:formula="of:=[.B3]+[.C3]" office:value-type="float" office:value="0" calcext:value-type="float">
            <text:p>0</text:p>
          </table:table-cell>
          <table:table-cell table:style-name="ce42" table:formula="of:=[.D3]/[.$D$12]" office:value-type="percentage" office:value="0" calcext:value-type="percentage">
            <text:p>0,0%</text:p>
          </table:table-cell>
          <table:table-cell table:style-name="ce46" table:formula="of:=[.E3]" office:value-type="percentage" office:value="0" calcext:value-type="percentage">
            <text:p>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27" calcext:value-type="float">
            <text:p>27</text:p>
          </table:table-cell>
          <table:table-cell table:style-name="ce29" office:value-type="float" office:value="36" calcext:value-type="float">
            <text:p>36</text:p>
          </table:table-cell>
          <table:table-cell table:style-name="ce35" table:formula="of:=[.B4]+[.C4]" office:value-type="float" office:value="63" calcext:value-type="float">
            <text:p>63</text:p>
          </table:table-cell>
          <table:table-cell table:style-name="ce42" table:formula="of:=[.D4]/[.$D$12]" office:value-type="percentage" office:value="0.196875" calcext:value-type="percentage">
            <text:p>19,7%</text:p>
          </table:table-cell>
          <table:table-cell table:style-name="ce47" table:formula="of:=[.F3]+[.E4]" office:value-type="percentage" office:value="0.196875" calcext:value-type="percentage">
            <text:p>2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24" calcext:value-type="float">
            <text:p>24</text:p>
          </table:table-cell>
          <table:table-cell table:style-name="ce29" office:value-type="float" office:value="24" calcext:value-type="float">
            <text:p>24</text:p>
          </table:table-cell>
          <table:table-cell table:style-name="ce35" table:formula="of:=[.B5]+[.C5]" office:value-type="float" office:value="48" calcext:value-type="float">
            <text:p>48</text:p>
          </table:table-cell>
          <table:table-cell table:style-name="ce42" table:formula="of:=[.D5]/[.$D$12]" office:value-type="percentage" office:value="0.15" calcext:value-type="percentage">
            <text:p>15,0%</text:p>
          </table:table-cell>
          <table:table-cell table:style-name="ce46" table:formula="of:=[.F4]+[.E5]" office:value-type="percentage" office:value="0.346875" calcext:value-type="percentage">
            <text:p>35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13" calcext:value-type="float">
            <text:p>13</text:p>
          </table:table-cell>
          <table:table-cell table:style-name="ce29" office:value-type="float" office:value="26" calcext:value-type="float">
            <text:p>26</text:p>
          </table:table-cell>
          <table:table-cell table:style-name="ce35" table:formula="of:=[.B6]+[.C6]" office:value-type="float" office:value="39" calcext:value-type="float">
            <text:p>39</text:p>
          </table:table-cell>
          <table:table-cell table:style-name="ce42" table:formula="of:=[.D6]/[.$D$12]" office:value-type="percentage" office:value="0.121875" calcext:value-type="percentage">
            <text:p>12,2%</text:p>
          </table:table-cell>
          <table:table-cell table:style-name="ce48" table:formula="of:=[.F5]+[.E6]" office:value-type="percentage" office:value="0.46875" calcext:value-type="percentage">
            <text:p>47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20" calcext:value-type="float">
            <text:p>20</text:p>
          </table:table-cell>
          <table:table-cell table:style-name="ce29" office:value-type="float" office:value="28" calcext:value-type="float">
            <text:p>28</text:p>
          </table:table-cell>
          <table:table-cell table:style-name="ce35" table:formula="of:=[.B7]+[.C7]" office:value-type="float" office:value="48" calcext:value-type="float">
            <text:p>48</text:p>
          </table:table-cell>
          <table:table-cell table:style-name="ce42" table:formula="of:=[.D7]/[.$D$12]" office:value-type="percentage" office:value="0.15" calcext:value-type="percentage">
            <text:p>15,0%</text:p>
          </table:table-cell>
          <table:table-cell table:style-name="ce48" table:formula="of:=[.F6]+[.E7]" office:value-type="percentage" office:value="0.61875" calcext:value-type="percentage">
            <text:p>6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28" calcext:value-type="float">
            <text:p>28</text:p>
          </table:table-cell>
          <table:table-cell table:style-name="ce29" office:value-type="float" office:value="24" calcext:value-type="float">
            <text:p>24</text:p>
          </table:table-cell>
          <table:table-cell table:style-name="ce35" table:formula="of:=[.B8]+[.C8]" office:value-type="float" office:value="52" calcext:value-type="float">
            <text:p>52</text:p>
          </table:table-cell>
          <table:table-cell table:style-name="ce42" table:formula="of:=[.D8]/[.$D$12]" office:value-type="percentage" office:value="0.1625" calcext:value-type="percentage">
            <text:p>16,3%</text:p>
          </table:table-cell>
          <table:table-cell table:style-name="ce46" table:formula="of:=[.F7]+[.E8]" office:value-type="percentage" office:value="0.78125" calcext:value-type="percentage">
            <text:p>7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14" calcext:value-type="float">
            <text:p>14</text:p>
          </table:table-cell>
          <table:table-cell table:style-name="ce29" office:value-type="float" office:value="19" calcext:value-type="float">
            <text:p>19</text:p>
          </table:table-cell>
          <table:table-cell table:style-name="ce35" table:formula="of:=[.B9]+[.C9]" office:value-type="float" office:value="33" calcext:value-type="float">
            <text:p>33</text:p>
          </table:table-cell>
          <table:table-cell table:style-name="ce42" table:formula="of:=[.D9]/[.$D$12]" office:value-type="percentage" office:value="0.103125" calcext:value-type="percentage">
            <text:p>10,3%</text:p>
          </table:table-cell>
          <table:table-cell table:style-name="ce46" table:formula="of:=[.F8]+[.E9]" office:value-type="percentage" office:value="0.884375" calcext:value-type="percentage">
            <text:p>8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35" table:formula="of:=[.B10]+[.C10]" office:value-type="float" office:value="13" calcext:value-type="float">
            <text:p>13</text:p>
          </table:table-cell>
          <table:table-cell table:style-name="ce42" table:formula="of:=[.D10]/[.$D$12]" office:value-type="percentage" office:value="0.040625" calcext:value-type="percentage">
            <text:p>4,1%</text:p>
          </table:table-cell>
          <table:table-cell table:style-name="ce46" table:formula="of:=[.F9]+[.E10]" office:value-type="percentage" office:value="0.925" calcext:value-type="percentage">
            <text:p>9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13" calcext:value-type="float">
            <text:p>13</text:p>
          </table:table-cell>
          <table:table-cell table:style-name="ce29" office:value-type="float" office:value="11" calcext:value-type="float">
            <text:p>11</text:p>
          </table:table-cell>
          <table:table-cell table:style-name="ce35" table:formula="of:=[.B11]+[.C11]" office:value-type="float" office:value="24" calcext:value-type="float">
            <text:p>24</text:p>
          </table:table-cell>
          <table:table-cell table:style-name="ce43" table:formula="of:=[.D11]/[.$D$12]" office:value-type="percentage" office:value="0.075" calcext:value-type="percentage">
            <text:p>7,5%</text:p>
          </table:table-cell>
          <table:table-cell table:style-name="ce46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146" calcext:value-type="float">
            <text:p>146</text:p>
          </table:table-cell>
          <table:table-cell table:style-name="ce20" table:formula="of:=SUM([.C3:.C11])" office:value-type="float" office:value="174" calcext:value-type="float">
            <text:p>174</text:p>
          </table:table-cell>
          <table:table-cell table:style-name="ce36" table:formula="of:=SUM([.D3:.D11])" office:value-type="float" office:value="320" calcext:value-type="float">
            <text:p>320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table:formula="of:=[.B12]/[.D12]" office:value-type="percentage" office:value="0.45625" calcext:value-type="percentage">
            <text:p>46 %</text:p>
          </table:table-cell>
          <table:table-cell table:style-name="ce21" table:formula="of:=[.C12]/[.D12]" office:value-type="percentage" office:value="0.54375" calcext:value-type="percentage">
            <text:p>54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1" table:number-columns-repeated="2"/>
          <table:table-cell table:style-name="ce37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en 5 casos confirmado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231" calcext:value-type="float">
            <text:p>231</text:p>
          </table:table-cell>
          <table:table-cell table:style-name="ce38" office:value-type="float" office:value="5" calcext:value-type="float">
            <text:p>5</text:p>
          </table:table-cell>
          <table:table-cell table:style-name="ce23" table:formula="of:=SUM([.A18:.D18])" office:value-type="float" office:value="320" calcext:value-type="float">
            <text:p>320</text:p>
          </table:table-cell>
          <table:table-cell/>
          <table:table-cell table:style-name="ce59" office:value-type="percentage" office:value="0.039" calcext:value-type="percentage" table:number-columns-spanned="3" table:number-rows-spanned="1">
            <text:p>3,90 %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9" table:formula="of:=[.A18]/[.$E$18]" office:value-type="percentage" office:value="0.1125" calcext:value-type="percentage">
            <text:p>11,3%</text:p>
          </table:table-cell>
          <table:table-cell table:style-name="ce9" table:formula="of:=[.B18]/[.$E$18]" office:value-type="percentage" office:value="0.15" calcext:value-type="percentage">
            <text:p>15,0%</text:p>
          </table:table-cell>
          <table:table-cell table:style-name="ce9" table:formula="of:=[.C18]/[.$E$18]" office:value-type="percentage" office:value="0.721875" calcext:value-type="percentage">
            <text:p>72,2%</text:p>
          </table:table-cell>
          <table:table-cell table:style-name="ce9" table:formula="of:=[.D18]/[.$E$18]" office:value-type="percentage" office:value="0.015625" calcext:value-type="percentage">
            <text:p>1,6%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10" office:value-type="string" calcext:value-type="string">
            <text:p>Distribución por síntomas: en 5 casos confirmado no ha sido posible identificar la existencia o no de sintomatología</text:p>
          </table:table-cell>
          <table:table-cell table:number-columns-repeated="5"/>
          <table:table-cell table:style-name="ce60" office:value-type="float" office:value="10.8" calcext:value-type="float" table:number-columns-spanned="3" table:number-rows-spanned="1">
            <text:p>10,80</text:p>
          </table:table-cell>
          <table:covered-table-cell table:style-name="ce70"/>
          <table:covered-table-cell table:style-name="ce79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173" calcext:value-type="float">
            <text:p>173</text:p>
          </table:table-cell>
          <table:table-cell table:style-name="ce30" table:formula="of:=[.B22]/[.E18]" office:value-type="percentage" office:value="0.540625" calcext:value-type="percentage">
            <text:p>54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142" calcext:value-type="float">
            <text:p>142</text:p>
          </table:table-cell>
          <table:table-cell table:style-name="ce31" table:formula="of:=[.B23]/[.E18]" office:value-type="percentage" office:value="0.44375" calcext:value-type="percentage">
            <text:p>44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12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12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4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Alfajarin</text:p>
          </table:table-cell>
          <table:table-cell table:style-name="ce24" office:value-type="float" office:value="20" calcext:value-type="float">
            <text:p>20</text:p>
          </table:table-cell>
          <table:table-cell table:style-name="ce32" table:formula="of:=[.B28]/[.$B$97]" office:value-type="percentage" office:value="0.0625" calcext:value-type="percentage">
            <text:p>6,25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ALCAÑIZ</text:p>
          </table:table-cell>
          <table:table-cell table:style-name="ce61" office:value-type="float" office:value="30" calcext:value-type="float">
            <text:p>30</text:p>
          </table:table-cell>
          <table:table-cell table:style-name="ce71" table:formula="of:=[.G28]/[.G$37]" office:value-type="percentage" office:value="0.09375" calcext:value-type="percentage">
            <text:p>9,38 %</text:p>
          </table:table-cell>
          <table:table-cell table:style-name="ce80"/>
          <table:table-cell table:style-name="ce6"/>
        </table:table-row>
        <table:table-row table:style-name="ro2">
          <table:table-cell table:style-name="ce13" office:value-type="string" calcext:value-type="string">
            <text:p>La Almunia de Doña Godina</text:p>
          </table:table-cell>
          <table:table-cell table:style-name="ce24" office:value-type="float" office:value="15" calcext:value-type="float">
            <text:p>15</text:p>
          </table:table-cell>
          <table:table-cell table:style-name="ce32" table:formula="of:=[.B29]/[.$B$97]" office:value-type="percentage" office:value="0.046875" calcext:value-type="percentage">
            <text:p>4,69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BARBASTRO</text:p>
          </table:table-cell>
          <table:table-cell table:style-name="ce62" office:value-type="float" office:value="8" calcext:value-type="float">
            <text:p>8</text:p>
          </table:table-cell>
          <table:table-cell table:style-name="ce72" table:formula="of:=[.G29]/[.G$37]" office:value-type="percentage" office:value="0.025" calcext:value-type="percentage">
            <text:p>2,50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Zalfonada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0]/[.$B$97]" office:value-type="percentage" office:value="0.0375" calcext:value-type="percentage">
            <text:p>3,75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0" office:value-type="string" calcext:value-type="string">
            <text:p>CALATAYUD</text:p>
          </table:table-cell>
          <table:table-cell table:style-name="ce62" office:value-type="float" office:value="2" calcext:value-type="float">
            <text:p>2</text:p>
          </table:table-cell>
          <table:table-cell table:style-name="ce72" table:formula="of:=[.G30]/[.G$37]" office:value-type="percentage" office:value="0.00625" calcext:value-type="percentage">
            <text:p>0,63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Fernando El Católico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1]/[.$B$97]" office:value-type="percentage" office:value="0.034375" calcext:value-type="percentage">
            <text:p>3,44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0" office:value-type="string" calcext:value-type="string">
            <text:p>HUESCA</text:p>
          </table:table-cell>
          <table:table-cell table:style-name="ce62" office:value-type="float" office:value="24" calcext:value-type="float">
            <text:p>24</text:p>
          </table:table-cell>
          <table:table-cell table:style-name="ce72" table:formula="of:=[.G31]/[.G$37]" office:value-type="percentage" office:value="0.075" calcext:value-type="percentage">
            <text:p>7,50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Actur Norte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32]/[.$B$97]" office:value-type="percentage" office:value="0.03125" calcext:value-type="percentage">
            <text:p>3,13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0" office:value-type="string" calcext:value-type="string">
            <text:p>TERUEL</text:p>
          </table:table-cell>
          <table:table-cell table:style-name="ce62" office:value-type="float" office:value="17" calcext:value-type="float">
            <text:p>17</text:p>
          </table:table-cell>
          <table:table-cell table:style-name="ce72" table:formula="of:=[.G32]/[.G$37]" office:value-type="percentage" office:value="0.053125" calcext:value-type="percentage">
            <text:p>5,31 %</text:p>
          </table:table-cell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33]/[.$B$97]" office:value-type="percentage" office:value="0.028125" calcext:value-type="percentage">
            <text:p>2,81 %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51" office:value-type="string" calcext:value-type="string">
            <text:p>ZARAGOZA I</text:p>
          </table:table-cell>
          <table:table-cell table:style-name="ce63" office:value-type="float" office:value="74" calcext:value-type="float">
            <text:p>74</text:p>
          </table:table-cell>
          <table:table-cell table:style-name="ce73" table:formula="of:=[.G33]/[.G$37]" office:value-type="percentage" office:value="0.23125" calcext:value-type="percentage">
            <text:p>23,13 %</text:p>
          </table:table-cell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34]/[.$B$97]" office:value-type="percentage" office:value="0.028125" calcext:value-type="percentage">
            <text:p>2,81 %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52" office:value-type="string" calcext:value-type="string">
            <text:p>ZARAGOZA II</text:p>
          </table:table-cell>
          <table:table-cell table:style-name="ce64" office:value-type="float" office:value="81" calcext:value-type="float">
            <text:p>81</text:p>
          </table:table-cell>
          <table:table-cell table:style-name="ce74" table:formula="of:=[.G34]/[.G$37]" office:value-type="percentage" office:value="0.253125" calcext:value-type="percentage">
            <text:p>25,31 %</text:p>
          </table:table-cell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35]/[.$B$97]" office:value-type="percentage" office:value="0.025" calcext:value-type="percentage">
            <text:p>2,50 %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53" office:value-type="string" calcext:value-type="string">
            <text:p>ZARAGOZA III</text:p>
          </table:table-cell>
          <table:table-cell table:style-name="ce65" office:value-type="float" office:value="72" calcext:value-type="float">
            <text:p>72</text:p>
          </table:table-cell>
          <table:table-cell table:style-name="ce75" table:formula="of:=[.G35]/[.G$37]" office:value-type="percentage" office:value="0.225" calcext:value-type="percentage">
            <text:p>22,50 %</text:p>
          </table:table-cell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Alcorisa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36]/[.$B$97]" office:value-type="percentage" office:value="0.025" calcext:value-type="percentage">
            <text:p>2,50 %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54" office:value-type="string" calcext:value-type="string">
            <text:p>No identificado</text:p>
          </table:table-cell>
          <table:table-cell table:style-name="ce66" office:value-type="float" office:value="12" calcext:value-type="float">
            <text:p>12</text:p>
          </table:table-cell>
          <table:table-cell table:style-name="ce76" table:formula="of:=[.G36]/[.G$37]" office:value-type="percentage" office:value="0.0375" calcext:value-type="percentage">
            <text:p>3,75 %</text:p>
          </table:table-cell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37]/[.$B$97]" office:value-type="percentage" office:value="0.025" calcext:value-type="percentage">
            <text:p>2,50 %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table:style-name="ce55" office:value-type="string" calcext:value-type="string">
            <text:p>TOTAL</text:p>
          </table:table-cell>
          <table:table-cell table:style-name="ce67" table:formula="of:=SUM([.G28:.G36])" office:value-type="float" office:value="320" calcext:value-type="float">
            <text:p>320</text:p>
          </table:table-cell>
          <table:table-cell table:style-name="ce77"/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38]/[.$B$97]" office:value-type="percentage" office:value="0.025" calcext:value-type="percentage">
            <text:p>2,50 %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39]/[.$B$97]" office:value-type="percentage" office:value="0.025" calcext:value-type="percentage">
            <text:p>2,50 %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56" table:number-columns-repeated="5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0]/[.$B$97]" office:value-type="percentage" office:value="0.021875" calcext:value-type="percentage">
            <text:p>2,19 %</text:p>
          </table:table-cell>
          <table:table-cell table:style-name="ce40" office:value-type="float" office:value="13" calcext:value-type="float">
            <text:p>13</text:p>
          </table:table-cell>
          <table:table-cell/>
          <table:table-cell table:style-name="ce57" table:number-columns-repeated="5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1]/[.$B$97]" office:value-type="percentage" office:value="0.021875" calcext:value-type="percentage">
            <text:p>2,19 %</text:p>
          </table:table-cell>
          <table:table-cell table:style-name="ce40" office:value-type="float" office:value="14" calcext:value-type="float">
            <text:p>14</text:p>
          </table:table-cell>
          <table:table-cell/>
          <table:table-cell table:style-name="ce58" table:number-columns-repeated="5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2]/[.$B$97]" office:value-type="percentage" office:value="0.021875" calcext:value-type="percentage">
            <text:p>2,19 %</text:p>
          </table:table-cell>
          <table:table-cell table:style-name="ce40" office:value-type="float" office:value="15" calcext:value-type="float">
            <text:p>15</text:p>
          </table:table-cell>
          <table:table-cell/>
          <table:table-cell table:style-name="ce58" table:number-columns-repeated="5"/>
        </table:table-row>
        <table:table-row table:style-name="ro2">
          <table:table-cell table:style-name="ce14" office:value-type="string" calcext:value-type="string">
            <text:p>María de Huerv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3]/[.$B$97]" office:value-type="percentage" office:value="0.021875" calcext:value-type="percentage">
            <text:p>2,19 %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ebolerí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4]/[.$B$97]" office:value-type="percentage" office:value="0.021875" calcext:value-type="percentage">
            <text:p>2,19 %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5]/[.$B$97]" office:value-type="percentage" office:value="0.021875" calcext:value-type="percentage">
            <text:p>2,19 %</text:p>
          </table:table-cell>
          <table:table-cell table:style-name="ce40" office:value-type="float" office:value="18" calcext:value-type="float">
            <text:p>18</text:p>
          </table:table-cell>
          <table:table-cell table:style-name="ce45"/>
          <table:table-cell table:number-columns-repeated="5"/>
        </table:table-row>
        <table:table-row table:style-name="ro2">
          <table:table-cell table:style-name="ce14" office:value-type="string" calcext:value-type="string">
            <text:p>Almudévar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6]/[.$B$97]" office:value-type="percentage" office:value="0.01875" calcext:value-type="percentage">
            <text:p>1,88 %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ndorr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7]/[.$B$97]" office:value-type="percentage" office:value="0.01875" calcext:value-type="percentage">
            <text:p>1,88 %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2 (Santo Grial)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8]/[.$B$97]" office:value-type="percentage" office:value="0.01875" calcext:value-type="percentage">
            <text:p>1,88 %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9]/[.$B$97]" office:value-type="percentage" office:value="0.01875" calcext:value-type="percentage">
            <text:p>1,88 %</text:p>
          </table:table-cell>
          <table:table-cell table:style-name="ce40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0]/[.$B$97]" office:value-type="percentage" office:value="0.01875" calcext:value-type="percentage">
            <text:p>1,88 %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1]/[.$B$97]" office:value-type="percentage" office:value="0.015625" calcext:value-type="percentage">
            <text:p>1,56 %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2]/[.$B$97]" office:value-type="percentage" office:value="0.015625" calcext:value-type="percentage">
            <text:p>1,56 %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3]/[.$B$97]" office:value-type="percentage" office:value="0.015625" calcext:value-type="percentage">
            <text:p>1,56 %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4]/[.$B$97]" office:value-type="percentage" office:value="0.015625" calcext:value-type="percentage">
            <text:p>1,56 %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5]/[.$B$97]" office:value-type="percentage" office:value="0.0125" calcext:value-type="percentage">
            <text:p>1,25 %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íns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6]/[.$B$97]" office:value-type="percentage" office:value="0.0125" calcext:value-type="percentage">
            <text:p>1,25 %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ablanc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7]/[.$B$97]" office:value-type="percentage" office:value="0.0125" calcext:value-type="percentage">
            <text:p>1,25 %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8]/[.$B$97]" office:value-type="percentage" office:value="0.0125" calcext:value-type="percentage">
            <text:p>1,25 %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rnán Cortés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9]/[.$B$97]" office:value-type="percentage" office:value="0.0125" calcext:value-type="percentage">
            <text:p>1,25 %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0]/[.$B$97]" office:value-type="percentage" office:value="0.0125" calcext:value-type="percentage">
            <text:p>1,25 %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1]/[.$B$97]" office:value-type="percentage" office:value="0.0125" calcext:value-type="percentage">
            <text:p>1,25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2]/[.$B$97]" office:value-type="percentage" office:value="0.0125" calcext:value-type="percentage">
            <text:p>1,25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3]/[.$B$97]" office:value-type="percentage" office:value="0.0125" calcext:value-type="percentage">
            <text:p>1,25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ntaviej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4]/[.$B$97]" office:value-type="percentage" office:value="0.009375" calcext:value-type="percentage">
            <text:p>0,94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5]/[.$B$97]" office:value-type="percentage" office:value="0.009375" calcext:value-type="percentage">
            <text:p>0,94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6]/[.$B$97]" office:value-type="percentage" office:value="0.009375" calcext:value-type="percentage">
            <text:p>0,94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Ejea de los Caballeros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7]/[.$B$97]" office:value-type="percentage" office:value="0.009375" calcext:value-type="percentage">
            <text:p>0,94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Épil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8]/[.$B$97]" office:value-type="percentage" office:value="0.009375" calcext:value-type="percentage">
            <text:p>0,94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9]/[.$B$97]" office:value-type="percentage" office:value="0.009375" calcext:value-type="percentage">
            <text:p>0,94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0]/[.$B$97]" office:value-type="percentage" office:value="0.00625" calcext:value-type="percentage">
            <text:p>0,63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1]/[.$B$97]" office:value-type="percentage" office:value="0.00625" calcext:value-type="percentage">
            <text:p>0,63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2"/>
          <table:table-cell table:style-name="ce68"/>
          <table:table-cell table:number-columns-repeated="3"/>
        </table:table-row>
        <table:table-row table:style-name="ro2">
          <table:table-cell table:style-name="ce14" office:value-type="string" calcext:value-type="string">
            <text:p>Caspe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2]/[.$B$97]" office:value-type="percentage" office:value="0.00625" calcext:value-type="percentage">
            <text:p>0,63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ell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3]/[.$B$97]" office:value-type="percentage" office:value="0.00625" calcext:value-type="percentage">
            <text:p>0,63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íjar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4]/[.$B$97]" office:value-type="percentage" office:value="0.00625" calcext:value-type="percentage">
            <text:p>0,63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Rural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5]/[.$B$97]" office:value-type="percentage" office:value="0.00625" calcext:value-type="percentage">
            <text:p>0,63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6]/[.$B$97]" office:value-type="percentage" office:value="0.00625" calcext:value-type="percentage">
            <text:p>0,63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7]/[.$B$97]" office:value-type="percentage" office:value="0.00625" calcext:value-type="percentage">
            <text:p>0,63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ro - La Paz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8]/[.$B$97]" office:value-type="percentage" office:value="0.00625" calcext:value-type="percentage">
            <text:p>0,63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9]/[.$B$97]" office:value-type="percentage" office:value="0.00625" calcext:value-type="percentage">
            <text:p>0,63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riz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0]/[.$B$97]" office:value-type="percentage" office:value="0.003125" calcext:value-type="percentage">
            <text:p>0,31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1]/[.$B$97]" office:value-type="percentage" office:value="0.003125" calcext:value-type="percentage">
            <text:p>0,31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nd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2]/[.$B$97]" office:value-type="percentage" office:value="0.003125" calcext:value-type="percentage">
            <text:p>0,31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3]/[.$B$97]" office:value-type="percentage" office:value="0.003125" calcext:value-type="percentage">
            <text:p>0,31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4]/[.$B$97]" office:value-type="percentage" office:value="0.003125" calcext:value-type="percentage">
            <text:p>0,31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rañén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5]/[.$B$97]" office:value-type="percentage" office:value="0.003125" calcext:value-type="percentage">
            <text:p>0,31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6]/[.$B$97]" office:value-type="percentage" office:value="0.003125" calcext:value-type="percentage">
            <text:p>0,31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fortunad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7]/[.$B$97]" office:value-type="percentage" office:value="0.003125" calcext:value-type="percentage">
            <text:p>0,31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s de las Mata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8]/[.$B$97]" office:value-type="percentage" office:value="0.003125" calcext:value-type="percentage">
            <text:p>0,31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equinenz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9]/[.$B$97]" office:value-type="percentage" office:value="0.003125" calcext:value-type="percentage">
            <text:p>0,31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real del Camp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0]/[.$B$97]" office:value-type="percentage" office:value="0.003125" calcext:value-type="percentage">
            <text:p>0,31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ra de Rubielo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1]/[.$B$97]" office:value-type="percentage" office:value="0.003125" calcext:value-type="percentage">
            <text:p>0,31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2]/[.$B$97]" office:value-type="percentage" office:value="0.003125" calcext:value-type="percentage">
            <text:p>0,31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riñe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3]/[.$B$97]" office:value-type="percentage" office:value="0.003125" calcext:value-type="percentage">
            <text:p>0,31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4]/[.$B$97]" office:value-type="percentage" office:value="0.003125" calcext:value-type="percentage">
            <text:p>0,31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5]/[.$B$97]" office:value-type="percentage" office:value="0.003125" calcext:value-type="percentage">
            <text:p>0,31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12" calcext:value-type="float">
            <text:p>12</text:p>
          </table:table-cell>
          <table:table-cell table:style-name="ce33" table:formula="of:=[.B96]/[.$B$97]" office:value-type="percentage" office:value="0.0375" calcext:value-type="percentage">
            <text:p>3,75 %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16" office:value-type="string" calcext:value-type="string">
            <text:p>TOTAL</text:p>
          </table:table-cell>
          <table:table-cell table:style-name="ce27" table:formula="of:=SUM([.B28:.B96])" office:value-type="float" office:value="320" calcext:value-type="float">
            <text:p>320</text:p>
          </table:table-cell>
          <table:table-cell table:style-name="ce34" table:number-columns-repeated="2"/>
          <table:table-cell table:number-columns-repeated="6"/>
        </table:table-row>
        <table:table-row table:style-name="ro3" table:number-rows-repeated="1048478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0929'.$A$1" table:cell-range-address="$'20200929'.$A$27:.$D$81"/>
        </table:named-expressions>
      </table:table>
      <table:named-expressions/>
      <table:database-ranges>
        <table:database-range table:name="__Anonymous_Sheet_DB__0" table:target-range-address="'20200929'.A27:'20200929'.D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29" style:display-name="PageStyle_2020092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30T15:07:37</dc:date>
    <meta:generator>LibreOffice/6.0.7.3$Linux_X86_64 LibreOffice_project/00m0$Build-3</meta:generator>
    <meta:document-statistic meta:table-count="1" meta:cell-count="408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